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MANI HUACHO TEODOR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451711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2954279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AMANI HUACHO, TEODOR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51711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SALCEDO SERVELEON, ZENA BERNARDIN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388575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/><text:span text:style-name="T5"> 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02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4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00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2T22:59:49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